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6d6d" loext:opacity="100%" fo:font-size="26pt" fo:font-style="italic" style:text-underline-style="solid" style:text-underline-width="bold" style:text-underline-color="font-color" fo:font-weight="bold" officeooo:rsid="00042744" officeooo:paragraph-rsid="00042744" style:font-size-asian="22.75pt" style:font-style-asian="italic" style:font-weight-asian="bold" style:font-size-complex="2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6d6d" loext:opacity="100%" fo:font-size="26pt" fo:font-style="italic" style:text-underline-style="solid" style:text-underline-width="bold" style:text-underline-color="font-color" fo:font-weight="bold" officeooo:rsid="00042744" officeooo:paragraph-rsid="00042744" style:font-size-asian="22.75pt" style:font-style-asian="italic" style:font-weight-asian="bold" style:font-size-complex="26pt" style:font-style-complex="italic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1.6339in"/>
        </style:tab-stops>
      </style:paragraph-properties>
      <style:text-properties fo:color="#ff6d6d" loext:opacity="100%" fo:font-size="26pt" fo:font-style="italic" style:text-underline-style="solid" style:text-underline-width="bold" style:text-underline-color="font-color" fo:font-weight="bold" officeooo:rsid="00042744" officeooo:paragraph-rsid="00042744" style:font-size-asian="22.75pt" style:font-style-asian="italic" style:font-weight-asian="bold" style:font-size-complex="26pt" style:font-style-complex="italic" style:font-weight-complex="bold"/>
    </style:style>
    <style:style style:name="P4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972f" draw:opacity="5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 draw:secondary-fill-color="#d4ea6b" draw:opacity="100%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gradient" draw:fill-color="#f1c40f" draw:secondary-fill-color="#8e24aa" draw:fill-gradient-name="Gradient_20_261" draw:gradient-step-count="0"/>
      <style:paragraph-properties fo:margin-left="0in" fo:margin-right="0in" fo:margin-top="0in" fo:margin-bottom="0in" fo:line-height="100%" fo:text-align="start" fo:text-indent="0in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319in" svg:stroke-color="#ea7500" draw:marker-start="" draw:marker-start-width="0.1508in" draw:marker-start-center="false" draw:marker-end="" draw:marker-end-width="0.1508in" draw:marker-end-center="false" draw:stroke-linejoin="miter" draw:fill="solid" draw:fill-color="#ff972f" draw:opacity="50%" draw:textarea-horizontal-align="center" draw:textarea-vertical-align="middle" draw:auto-grow-height="false" draw:fit-to-size="false" style:shrink-to-fit="false" fo:min-height="1.6201in" fo:min-width="3.2701in" fo:padding-top="0.0618in" fo:padding-bottom="0.0618in" fo:padding-left="0.1091in" fo:padding-right="0.1091in" fo:wrap-option="wrap" draw:shadow="hidden" draw:shadow-offset-x="0.1181in" draw:shadow-offset-y="0.1181in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draw:stroke-dash="Dashed_20__28_var_29_" svg:stroke-width="0.0311in" svg:stroke-color="#3465a4" draw:marker-start="" draw:marker-start-width="0.1492in" draw:marker-start-center="false" draw:marker-end="" draw:marker-end-width="0.1492in" draw:marker-end-center="false" draw:stroke-linejoin="round" svg:stroke-linecap="round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622in" fo:min-width="3.272in" fo:padding-top="0.061in" fo:padding-bottom="0.061in" fo:padding-left="0.1083in" fo:padding-right="0.1083in" fo:wrap-option="wrap" draw:shadow="visible" draw:shadow-offset-x="0.028in" draw:shadow-offset-y="0.028in" draw:shadow-color="#2a6099" draw:shadow-opacity="100%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  <style:style style:name="gr3" style:family="graphic">
      <style:graphic-properties draw:stroke="none" draw:stroke-dash="Fine_20_Dashed" svg:stroke-width="0.0398in" svg:stroke-color="#800080" draw:marker-start="" draw:marker-start-width="0.161in" draw:marker-start-center="false" draw:marker-end="" draw:marker-end-width="0.161in" draw:marker-end-center="false" draw:stroke-linejoin="miter" draw:fill="gradient" draw:fill-color="#f1c40f" draw:secondary-fill-color="#8e24aa" draw:fill-gradient-name="Gradient_20_261" draw:gradient-step-count="0" draw:textarea-horizontal-align="center" draw:textarea-vertical-align="middle" draw:auto-grow-height="false" draw:fit-to-size="false" style:shrink-to-fit="false" fo:min-height="1.6126in" fo:min-width="3.2626in" fo:padding-top="0.0661in" fo:padding-bottom="0.0661in" fo:padding-left="0.1134in" fo:padding-right="0.1134in" fo:wrap-option="wrap" draw:shadow="visible" draw:shadow-offset-x="0in" draw:shadow-offset-y="0in" draw:shadow-color="#808080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<text:s/>LOVE MOM AND DAD</text:p>
      <text:p text:style-name="P2"><draw:custom-shape text:anchor-type="paragraph" draw:z-index="2" draw:name="Favorite-2" draw:style-name="gr1" draw:text-style-name="P5" svg:width="3.4878in" svg:height="1.7433in" svg:x="1.1689in" svg:y="0.0299in"><text:p text:style-name="P4"><text:span text:style-name="T1">Favorite 2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draw:custom-shape text:anchor-type="paragraph" draw:z-index="0" draw:name="Planet 1" draw:style-name="gr3" draw:text-style-name="P9" svg:width="3.4886in" svg:height="1.7441in" svg:x="4.2236in" svg:y="0.0189in"><text:p text:style-name="P8"><text:span text:style-name="T3">PLANET</text:span></text:p><draw:enhanced-geometry svg:viewBox="0 0 21600 21600" draw:mirror-horizontal="false" draw:mirror-vertical="false" draw:extrusion="true" draw:extrusion-viewpoint="(0in 1.36692913385827in 9.84251968503937in)" draw:extrusion-origin="0 -0.5" draw:extrusion-skew="50 90" draw:extrusion-color="true" draw:extrusion-first-light-direction="(0 -50000 10000)" draw:extrusion-second-light-direction="(0 50000 10000)" dr3d:shade-mode="flat" draw:extrusion-metal="false" draw:extrusion-specularity="0%" draw:extrusion-diffusion="0%" draw:extrusion-depth="0.393700787401575in 0" dr3d:projection="parallel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fade-up" draw:modifiers="7200" draw:enhanced-path="M ?f0 0 L ?f1 0 N M 0 21600 L 21600 21600 N"><draw:equation draw:name="f0" draw:formula="$0 "/><draw:equation draw:name="f1" draw:formula="21600-$0 "/><draw:handle draw:handle-position="$0 top" draw:handle-range-x-minimum="0" draw:handle-range-x-maximum="10800"/></draw:enhanced-geometry></draw:custom-shape></text:p>
      <text:p text:style-name="P3"><draw:custom-shape text:anchor-type="paragraph" draw:z-index="1" draw:name="Shadow-blue 1" draw:style-name="gr2" draw:text-style-name="P7" svg:width="3.4886in" svg:height="1.7441in" svg:x="-0.6299in" svg:y="2.8063in"><text:p text:style-name="P6"><text:span text:style-name="T2">Shadow</text:span></text:p><draw:enhanced-geometry svg:viewBox="0 0 21600 21600" draw:mirror-horizontal="false" draw:mirror-vertical="false" draw:extrusion="false" draw:extrusion-depth="0.393700787401575in 0" draw:extrusion-viewpoint="(1.36692913385827in -1.36692913385827in 9.84251968503937in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 Black" svg:font-family="'Source Sans Pro Black'" style:font-adornments="Black" style:font-family-generic="swiss" style:font-pitch="variable"/>
    <style:font-face style:name="Tahoma" svg:font-family="Tahoma" style:font-pitch="variable"/>
  </office:font-face-decls>
  <office:styles>
    <draw:gradient draw:name="Gradient_20_261" draw:display-name="Gradient 261" draw:style="linear" draw:start-color="#800080" draw:end-color="#ffbf00" draw:start-intensity="100%" draw:end-intensity="100%" draw:angle="0deg" draw:border="0%"/>
    <draw:stroke-dash draw:name="Dashed_20__28_var_29_" draw:display-name="Dashed (var)" draw:style="rect" draw:dots1="1" draw:dots1-length="112%" draw:distance="72%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09:14:14.475215076</meta:creation-date>
    <dc:date>2024-12-01T10:52:29.282076362</dc:date>
    <meta:editing-duration>PT1H17M54S</meta:editing-duration>
    <meta:editing-cycles>1</meta:editing-cycles>
    <meta:document-statistic meta:table-count="0" meta:image-count="0" meta:object-count="0" meta:page-count="1" meta:paragraph-count="2" meta:word-count="6" meta:character-count="20" meta:non-whitespace-character-count="15"/>
    <meta:generator>LibreOffice/7.3.7.2$Linux_X86_64 LibreOffice_project/30$Build-2</meta:generator>
  </office:meta>
</office:document-meta>
</file>